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 design document for <text:s/></text:p>
      <text:p text:style-name="P2">Kelde, Wrath of Ra's al Ghul</text:p>
      <text:p text:style-name="Standard"/>
      <text:p text:style-name="Standard"/>
      <text:p text:style-name="Standard"/>
      <text:p text:style-name="Standard"><text:s text:c="2"/>Version: 1.2</text:p>
      <text:p text:style-name="Standard"/>
      <text:p text:style-name="Standard"><text:s text:c="2"/>Date: 2015-05-18</text:p>
      <text:p text:style-name="Standard"/>
      <text:p text:style-name="Standard"><text:s text:c="2"/>Author: Anders Bolin, Philip Tibom</text:p>
      <text:p text:style-name="Standard"/>
      <text:p text:style-name="Standard">This version overrides all previous versions.</text:p>
      <text:p text:style-name="Standard"/>
      <text:p text:style-name="P1">1 Introduction</text:p>
      <text:p text:style-name="Standard"/>
      <text:p text:style-name="Standard"><text:tab/><text:span text:style-name="T1">1.1 Design goals</text:span></text:p>
      <text:p text:style-name="Standard"><text:tab/><text:tab/></text:p>
      <text:p text:style-name="Standard"><text:tab/><text:tab/>The GUI will do all the grafical inteface with the Model holding the AI needed</text:p>
      <text:p text:style-name="Standard"><text:tab/><text:tab/>and View handeling the grafical attributes. Control will keep the updates of the </text:p>
      <text:p text:style-name="Standard"><text:tab/><text:tab/>View and Model. <text:s/></text:p>
      <text:p text:style-name="Standard"/>
      <text:p text:style-name="Standard"/>
      <text:p text:style-name="Standard"><text:tab/><text:span text:style-name="T1">1.2 Definitions, acronyms and abbreviations </text:span></text:p>
      <text:p text:style-name="Standard"><text:tab/><text:tab/>GUI Grafical User Interface</text:p>
      <text:p text:style-name="Standard"><text:tab/><text:tab/>AI Artificial Intelligence</text:p>
      <text:p text:style-name="Standard"><text:tab/><text:tab/>Model-View-Control (MVC)</text:p>
      <text:p text:style-name="Standard"/>
      <text:p text:style-name="Standard"/>
      <text:p text:style-name="Standard"/>
      <text:p text:style-name="P1">2 System design</text:p>
      <text:p text:style-name="Standard"/>
      <text:p text:style-name="Standard"><text:tab/><text:span text:style-name="T1">2.1 Overview </text:span></text:p>
      <text:p text:style-name="Standard"><text:tab/><text:tab/>The application will use MVC model pattern.</text:p>
      <text:p text:style-name="Standard"/>
      <text:p text:style-name="Standard"><text:tab/><text:span text:style-name="T1">2.1.1 The model functionality</text:span></text:p>
      <text:p text:style-name="Standard"/>
      <text:p text:style-name="Standard"><text:tab/><text:tab/>The model functionality will be exposed by the interface IKeldei, To avoid a very</text:p>
      <text:p text:style-name="Standard"><text:tab/><text:tab/>large and diverse interface, the functionaly will be further split into interface</text:p>
      <text:p text:style-name="Standard"><text:tab/><text:tab/>for IPlayer and IWorld. IKeldei will be the top level interface functioning as entry</text:p>
      <text:p text:style-name="Standard"><text:tab/><text:tab/>for other the other interfaces. </text:p>
      <text:p text:style-name="Standard"><text:tab/><text:tab/>In this section we explain the overall design choices.</text:p>
      <text:p text:style-name="Standard"/>
      <text:p text:style-name="Standard"><text:tab/><text:tab/>Interface IKelde</text:p>
      <text:p text:style-name="Standard"><text:tab/><text:tab/>start():void</text:p>
      <text:p text:style-name="Standard"/>
      <text:p text:style-name="Standard"><text:tab/><text:tab/>Interface IPlayer</text:p>
      <text:p text:style-name="Standard"/>
      <text:p text:style-name="Standard"><text:tab/><text:span text:style-name="T1">2.1.3 Unique identifiers, global look ups</text:span></text:p>
      <text:p text:style-name="Standard"><text:tab/><text:tab/>Will there be lookups?</text:p>
      <text:p text:style-name="Standard"/>
      <text:p text:style-name="Standard"><text:tab/><text:span text:style-name="T1">2.1.4 Spaces</text:span></text:p>
      <text:p text:style-name="Standard"><text:tab/><text:tab/>Spaces?</text:p>
      <text:p text:style-name="Standard"><text:soft-page-break/></text:p>
      <text:p text:style-name="P1"><text:tab/></text:p>
      <text:p text:style-name="P1"><text:tab/>2.1.5 Event handling</text:p>
      <text:p text:style-name="Standard"><text:tab/><text:tab/>Many events can take place, state changing or not, may happen during the play.</text:p>
      <text:p text:style-name="Standard"><text:tab/><text:tab/>(New game, attack, loot, pick up items) There is a need for flexible event handling,</text:p>
      <text:p text:style-name="Standard"><text:tab/><text:tab/>if done at individual level, reciever and sender connects, there is a good chance</text:p>
      <text:p text:style-name="Standard"><text:tab/><text:tab/>the event handling will be hard to understand.</text:p>
      <text:p text:style-name="Standard"/>
      <text:p text:style-name="Standard"><text:tab/><text:span text:style-name="T1">2.1.6 Internal representation of text</text:span></text:p>
      <text:p text:style-name="Standard"><text:tab/><text:tab/>All texts are localizeable. All objects will use independent keys for actual text.</text:p>
      <text:p text:style-name="Standard"/>
      <text:p text:style-name="Standard"><text:tab/><text:span text:style-name="T1">2.2 Software decomposition</text:span></text:p>
      <text:p text:style-name="Standard"/>
      <text:p text:style-name="Standard"><text:tab/><text:span text:style-name="T1">2.2.1 General</text:span></text:p>
      <text:p text:style-name="Standard"/>
      <text:p text:style-name="Standard"><text:tab/><text:tab/>* Keyboard button reading </text:p>
      <text:p text:style-name="Standard"><text:tab/><text:tab/>* dialogs, GUI dialogs to interact with users. View parts for MVC</text:p>
      <text:p text:style-name="Standard"><text:tab/><text:tab/>* view, man GUI for application. View parts for MVC</text:p>
      <text:p text:style-name="Standard"><text:tab/><text:tab/>* eventbus, classes for the eventbus</text:p>
      <text:p text:style-name="Standard"><text:tab/><text:tab/>*ctrl, the control classes for the MVC model</text:p>
      <text:p text:style-name="Standard"/>
      <text:p text:style-name="Standard"/>
      <text:p text:style-name="Standard"/>
      <text:p text:style-name="Standard"><text:tab/><text:tab/>Package diagram. For each package an UML class diagram in appendix</text:p>
      <text:p text:style-name="Standard"/>
      <text:p text:style-name="Standard"><text:tab/><text:span text:style-name="T1">2.2.2 Decomposition into subsystems </text:span></text:p>
      <text:p text:style-name="Standard"><text:tab/><text:tab/>The only subsystem is the file handling in package io</text:p>
      <text:p text:style-name="Standard"/>
      <text:p text:style-name="Standard"><text:tab/><text:span text:style-name="T1">2.2.3 Layering</text:span></text:p>
      <text:p text:style-name="Standard"><text:tab/><text:tab/>Layering TODO</text:p>
      <text:p text:style-name="Standard"><text:tab/><text:tab/>dialogs</text:p>
      <text:p text:style-name="Standard"><text:tab/><text:tab/>view</text:p>
      <text:p text:style-name="Standard"><text:tab/><text:tab/>eventbus</text:p>
      <text:p text:style-name="Standard"><text:tab/><text:tab/>ctrl</text:p>
      <text:p text:style-name="Standard"><text:tab/><text:tab/>adapter</text:p>
      <text:p text:style-name="Standard"><text:tab/><text:tab/>model</text:p>
      <text:p text:style-name="Standard"><text:tab/><text:tab/>Main</text:p>
      <text:p text:style-name="Standard"><text:tab/><text:tab/>io</text:p>
      <text:p text:style-name="Standard"/>
      <text:p text:style-name="P1"><text:tab/>2.2.4 Dependency analysis</text:p>
      <text:p text:style-name="Standard"><text:tab/><text:tab/>No circular dependencies </text:p>
      <text:p text:style-name="Standard"/>
      <text:p text:style-name="Standard"><text:tab/><text:span text:style-name="T1">2.3 Concurrency issues</text:span></text:p>
      <text:p text:style-name="Standard"><text:tab/><text:tab/>Sinle-threaded application, no concurrency issues</text:p>
      <text:p text:style-name="Standard"/>
      <text:p text:style-name="P1"><text:tab/>2.4 Persistent data management</text:p>
      <text:p text:style-name="Standard"><text:tab/><text:tab/>All persistent data will be stored in flat text files.</text:p>
      <text:p text:style-name="Standard"/>
      <text:p text:style-name="Standard"><text:tab/><text:span text:style-name="T1">2.5 Access control and security</text:span></text:p>
      <text:p text:style-name="Standard"><text:tab/><text:tab/>NA</text:p>
      <text:p text:style-name="Standard"/>
      <text:p text:style-name="Standard"><text:tab/><text:span text:style-name="T1">2.6 Boundary conditions </text:span></text:p>
      <text:p text:style-name="Standard"><text:soft-page-break/><text:tab/>NA application launched and exited as normal desktop application</text:p>
      <text:p text:style-name="Standard"/>
      <text:p text:style-name="P1"><text:tab/>3 References</text:p>
      <text:p text:style-name="Standard"/>
      <text:p text:style-name="Standard"><text:s text:c="2"/><text:tab/><text:span text:style-name="T1">APPENDIX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5-18T12:10:47.42</meta:creation-date>
    <dc:date>2015-05-18T12:51:10.38</dc:date>
    <dc:creator>Anders Bolin</dc:creator>
    <meta:editing-duration>PT7M5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72" meta:word-count="366" meta:character-count="2423"/>
  </office:meta>
</office:document-meta>
</file>